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200256"/>
    </style:style>
    <style:style style:name="P2" style:family="paragraph" style:parent-style-name="Heading_20_2" style:list-style-name=""/>
    <style:style style:name="P3" style:family="paragraph" style:parent-style-name="Heading_20_2">
      <style:text-properties officeooo:rsid="002275eb" officeooo:paragraph-rsid="002275eb"/>
    </style:style>
    <style:style style:name="P4" style:family="paragraph" style:parent-style-name="Heading_20_2">
      <style:text-properties officeooo:paragraph-rsid="002275eb"/>
    </style:style>
    <style:style style:name="P5" style:family="paragraph" style:parent-style-name="Heading_20_2">
      <style:text-properties officeooo:paragraph-rsid="002f14ef"/>
    </style:style>
    <style:style style:name="P6" style:family="paragraph" style:parent-style-name="Heading_20_2">
      <style:paragraph-properties fo:break-before="page"/>
    </style:style>
    <style:style style:name="P7" style:family="paragraph" style:parent-style-name="Heading_20_2" style:list-style-name="">
      <style:paragraph-properties fo:break-before="page"/>
      <style:text-properties officeooo:rsid="002a9463" officeooo:paragraph-rsid="002a9463"/>
    </style:style>
    <style:style style:name="P8" style:family="paragraph" style:parent-style-name="Standard">
      <style:text-properties officeooo:rsid="0003c21a" officeooo:paragraph-rsid="0003c21a"/>
    </style:style>
    <style:style style:name="P9" style:family="paragraph" style:parent-style-name="Standard">
      <style:text-properties officeooo:rsid="0008ff2e" officeooo:paragraph-rsid="0008ff2e"/>
    </style:style>
    <style:style style:name="P10" style:family="paragraph" style:parent-style-name="Standard">
      <style:text-properties officeooo:rsid="0008ff2e" officeooo:paragraph-rsid="000e31ef"/>
    </style:style>
    <style:style style:name="P11" style:family="paragraph" style:parent-style-name="Standard">
      <style:text-properties officeooo:rsid="0008ff2e" officeooo:paragraph-rsid="00139e3c"/>
    </style:style>
    <style:style style:name="P12" style:family="paragraph" style:parent-style-name="Standard">
      <style:text-properties officeooo:rsid="0008ff2e" officeooo:paragraph-rsid="002f14ef"/>
    </style:style>
    <style:style style:name="P13" style:family="paragraph" style:parent-style-name="Standard">
      <style:text-properties officeooo:rsid="000a1a65" officeooo:paragraph-rsid="00265d88"/>
    </style:style>
    <style:style style:name="P14" style:family="paragraph" style:parent-style-name="Standard">
      <style:text-properties officeooo:rsid="000a1a65" officeooo:paragraph-rsid="002f14ef"/>
    </style:style>
    <style:style style:name="P15" style:family="paragraph" style:parent-style-name="Standard">
      <style:text-properties officeooo:rsid="000bc424" officeooo:paragraph-rsid="002f14ef"/>
    </style:style>
    <style:style style:name="P16" style:family="paragraph" style:parent-style-name="Standard" style:list-style-name="L6">
      <style:text-properties officeooo:rsid="000c13ac" officeooo:paragraph-rsid="002f14ef"/>
    </style:style>
    <style:style style:name="P17" style:family="paragraph" style:parent-style-name="Standard" style:list-style-name="L5">
      <style:text-properties officeooo:rsid="000c13ac" officeooo:paragraph-rsid="00139e3c"/>
    </style:style>
    <style:style style:name="P18" style:family="paragraph" style:parent-style-name="Standard" style:list-style-name="L5">
      <style:text-properties officeooo:rsid="000c13ac" officeooo:paragraph-rsid="00155a99"/>
    </style:style>
    <style:style style:name="P19" style:family="paragraph" style:parent-style-name="Standard">
      <style:text-properties officeooo:rsid="000c13ac" officeooo:paragraph-rsid="00155a99"/>
    </style:style>
    <style:style style:name="P20" style:family="paragraph" style:parent-style-name="Standard" style:list-style-name="L7">
      <style:text-properties officeooo:rsid="000c13ac" officeooo:paragraph-rsid="00155a99"/>
    </style:style>
    <style:style style:name="P21" style:family="paragraph" style:parent-style-name="Standard">
      <style:text-properties officeooo:rsid="000c13ac" officeooo:paragraph-rsid="002f14ef"/>
    </style:style>
    <style:style style:name="P22" style:family="paragraph" style:parent-style-name="Standard">
      <style:text-properties officeooo:paragraph-rsid="000e31ef"/>
    </style:style>
    <style:style style:name="P23" style:family="paragraph" style:parent-style-name="Standard">
      <style:text-properties officeooo:rsid="0011a4ca" officeooo:paragraph-rsid="002f14ef"/>
    </style:style>
    <style:style style:name="P24" style:family="paragraph" style:parent-style-name="Standard">
      <style:text-properties officeooo:rsid="00205dc8" officeooo:paragraph-rsid="002d8589"/>
    </style:style>
    <style:style style:name="P25" style:family="paragraph" style:parent-style-name="Standard">
      <style:text-properties officeooo:rsid="002484e4" officeooo:paragraph-rsid="002f14ef"/>
    </style:style>
    <style:style style:name="P26" style:family="paragraph" style:parent-style-name="Standard">
      <style:text-properties officeooo:rsid="002d8589" officeooo:paragraph-rsid="002d8589"/>
    </style:style>
    <style:style style:name="P27" style:family="paragraph" style:parent-style-name="Standard">
      <style:text-properties officeooo:paragraph-rsid="002f14ef"/>
    </style:style>
    <style:style style:name="P28" style:family="paragraph" style:parent-style-name="Text_20_body">
      <style:text-properties officeooo:rsid="000682f6" officeooo:paragraph-rsid="000682f6"/>
    </style:style>
    <style:style style:name="P29" style:family="paragraph" style:parent-style-name="Text_20_body" style:list-style-name="L1">
      <style:text-properties officeooo:rsid="000682f6" officeooo:paragraph-rsid="000682f6"/>
    </style:style>
    <style:style style:name="P30" style:family="paragraph" style:parent-style-name="Text_20_body">
      <style:text-properties officeooo:rsid="0008315e" officeooo:paragraph-rsid="0008315e"/>
    </style:style>
    <style:style style:name="P31" style:family="paragraph" style:parent-style-name="Text_20_body">
      <style:text-properties officeooo:rsid="0008ff2e" officeooo:paragraph-rsid="0008ff2e"/>
    </style:style>
    <style:style style:name="P32" style:family="paragraph" style:parent-style-name="Text_20_body">
      <style:text-properties officeooo:rsid="0008ff2e" officeooo:paragraph-rsid="000a1a65"/>
    </style:style>
    <style:style style:name="P33" style:family="paragraph" style:parent-style-name="Text_20_body">
      <style:text-properties officeooo:rsid="000a1a65" officeooo:paragraph-rsid="000a1a65"/>
    </style:style>
    <style:style style:name="P34" style:family="paragraph" style:parent-style-name="Text_20_body">
      <style:text-properties officeooo:rsid="000c13ac" officeooo:paragraph-rsid="000c13ac"/>
    </style:style>
    <style:style style:name="P35" style:family="paragraph" style:parent-style-name="Text_20_body">
      <style:text-properties officeooo:rsid="000c13ac" officeooo:paragraph-rsid="002f14ef"/>
    </style:style>
    <style:style style:name="P36" style:family="paragraph" style:parent-style-name="Text_20_body">
      <style:text-properties officeooo:rsid="000cd68e" officeooo:paragraph-rsid="000d7307"/>
    </style:style>
    <style:style style:name="P37" style:family="paragraph" style:parent-style-name="Text_20_body" style:list-style-name="L2">
      <style:text-properties officeooo:rsid="000cd68e" officeooo:paragraph-rsid="000d7307"/>
    </style:style>
    <style:style style:name="P38" style:family="paragraph" style:parent-style-name="Text_20_body" style:list-style-name="L5">
      <style:text-properties officeooo:rsid="000cd68e" officeooo:paragraph-rsid="000cd68e"/>
    </style:style>
    <style:style style:name="P39" style:family="paragraph" style:parent-style-name="Text_20_body" style:list-style-name="L2">
      <style:text-properties officeooo:rsid="000d7307" officeooo:paragraph-rsid="000d7307"/>
    </style:style>
    <style:style style:name="P40" style:family="paragraph" style:parent-style-name="Text_20_body" style:list-style-name="L3">
      <style:text-properties officeooo:rsid="000d7307" officeooo:paragraph-rsid="000d7307"/>
    </style:style>
    <style:style style:name="P41" style:family="paragraph" style:parent-style-name="Text_20_body" style:list-style-name="L4">
      <style:text-properties officeooo:rsid="000d7307" officeooo:paragraph-rsid="000d7307"/>
    </style:style>
    <style:style style:name="P42" style:family="paragraph" style:parent-style-name="Text_20_body" style:list-style-name="L5">
      <style:text-properties officeooo:rsid="000d7307" officeooo:paragraph-rsid="000d7307"/>
    </style:style>
    <style:style style:name="P43" style:family="paragraph" style:parent-style-name="Text_20_body" style:list-style-name="L2">
      <style:text-properties officeooo:rsid="000e08e4" officeooo:paragraph-rsid="000e08e4"/>
    </style:style>
    <style:style style:name="P44" style:family="paragraph" style:parent-style-name="Text_20_body" style:list-style-name="L5">
      <style:text-properties officeooo:rsid="000e08e4" officeooo:paragraph-rsid="000e08e4"/>
    </style:style>
    <style:style style:name="P45" style:family="paragraph" style:parent-style-name="Text_20_body">
      <style:text-properties officeooo:rsid="000e31ef" officeooo:paragraph-rsid="000e31ef"/>
    </style:style>
    <style:style style:name="P46" style:family="paragraph" style:parent-style-name="Text_20_body">
      <style:text-properties officeooo:paragraph-rsid="000e31ef"/>
    </style:style>
    <style:style style:name="P47" style:family="paragraph" style:parent-style-name="Text_20_body" style:list-style-name="">
      <style:text-properties officeooo:paragraph-rsid="00200256"/>
    </style:style>
    <style:style style:name="P48" style:family="paragraph" style:parent-style-name="Text_20_body">
      <style:text-properties officeooo:rsid="00139e3c" officeooo:paragraph-rsid="00139e3c"/>
    </style:style>
    <style:style style:name="P49" style:family="paragraph" style:parent-style-name="Text_20_body">
      <style:text-properties officeooo:rsid="00139e3c" officeooo:paragraph-rsid="002f14ef"/>
    </style:style>
    <style:style style:name="P50" style:family="paragraph" style:parent-style-name="Text_20_body">
      <style:text-properties officeooo:rsid="00142586" officeooo:paragraph-rsid="002b84a7"/>
    </style:style>
    <style:style style:name="P51" style:family="paragraph" style:parent-style-name="Text_20_body">
      <style:text-properties officeooo:rsid="00180111" officeooo:paragraph-rsid="00180111"/>
    </style:style>
    <style:style style:name="P52" style:family="paragraph" style:parent-style-name="Text_20_body" style:list-style-name="L8">
      <style:text-properties officeooo:rsid="00180111" officeooo:paragraph-rsid="00180111"/>
    </style:style>
    <style:style style:name="P53" style:family="paragraph" style:parent-style-name="Text_20_body">
      <style:text-properties officeooo:rsid="00199ea4" officeooo:paragraph-rsid="00199ea4"/>
    </style:style>
    <style:style style:name="P54" style:family="paragraph" style:parent-style-name="Text_20_body" style:list-style-name="L9">
      <style:text-properties officeooo:rsid="00199ea4" officeooo:paragraph-rsid="00199ea4"/>
    </style:style>
    <style:style style:name="P55" style:family="paragraph" style:parent-style-name="Text_20_body" style:list-style-name="L8">
      <style:text-properties officeooo:rsid="00199ea4" officeooo:paragraph-rsid="00199ea4"/>
    </style:style>
    <style:style style:name="P56" style:family="paragraph" style:parent-style-name="Text_20_body">
      <style:text-properties officeooo:rsid="001c3b9d" officeooo:paragraph-rsid="00200256"/>
    </style:style>
    <style:style style:name="P57" style:family="paragraph" style:parent-style-name="Text_20_body">
      <style:text-properties officeooo:rsid="00200256" officeooo:paragraph-rsid="00200256"/>
    </style:style>
    <style:style style:name="P58" style:family="paragraph" style:parent-style-name="Text_20_body">
      <style:text-properties officeooo:rsid="002275eb" officeooo:paragraph-rsid="002275eb"/>
    </style:style>
    <style:style style:name="P59" style:family="paragraph" style:parent-style-name="Text_20_body">
      <style:text-properties officeooo:rsid="0022edf2" officeooo:paragraph-rsid="0022edf2"/>
    </style:style>
    <style:style style:name="P60" style:family="paragraph" style:parent-style-name="Text_20_body" style:list-style-name="L4">
      <style:text-properties officeooo:rsid="00243f40" officeooo:paragraph-rsid="00243f40"/>
    </style:style>
    <style:style style:name="P61" style:family="paragraph" style:parent-style-name="Text_20_body">
      <style:text-properties officeooo:rsid="002484e4" officeooo:paragraph-rsid="002b84a7"/>
    </style:style>
    <style:style style:name="P62" style:family="paragraph" style:parent-style-name="Text_20_body">
      <style:text-properties officeooo:rsid="00251f5e" officeooo:paragraph-rsid="002b84a7"/>
    </style:style>
    <style:style style:name="P63" style:family="paragraph" style:parent-style-name="Text_20_body">
      <style:text-properties officeooo:rsid="00275530" officeooo:paragraph-rsid="00275530"/>
    </style:style>
    <style:style style:name="P64" style:family="paragraph" style:parent-style-name="Text_20_body">
      <style:text-properties style:text-underline-style="solid" style:text-underline-width="auto" style:text-underline-color="font-color" fo:font-weight="normal" officeooo:rsid="0026ee92" officeooo:paragraph-rsid="002b6691" style:font-weight-asian="normal" style:font-weight-complex="normal"/>
    </style:style>
    <style:style style:name="P65" style:family="paragraph" style:parent-style-name="Text_20_body">
      <style:text-properties officeooo:rsid="00276689" officeooo:paragraph-rsid="002b6691"/>
    </style:style>
    <style:style style:name="P66" style:family="paragraph" style:parent-style-name="Text_20_body">
      <style:text-properties officeooo:rsid="00293fe2" officeooo:paragraph-rsid="002b6691"/>
    </style:style>
    <style:style style:name="P67" style:family="paragraph" style:parent-style-name="Text_20_body">
      <style:text-properties officeooo:rsid="00293fe2" officeooo:paragraph-rsid="002b84a7"/>
    </style:style>
    <style:style style:name="P68" style:family="paragraph" style:parent-style-name="Text_20_body">
      <style:text-properties officeooo:rsid="002b84a7" officeooo:paragraph-rsid="002b84a7"/>
    </style:style>
    <style:style style:name="P69" style:family="paragraph" style:parent-style-name="Text_20_body">
      <style:text-properties officeooo:rsid="002ca3d6" officeooo:paragraph-rsid="002ca3d6"/>
    </style:style>
    <style:style style:name="P70" style:family="paragraph" style:parent-style-name="Text_20_body">
      <style:text-properties officeooo:rsid="002d8589" officeooo:paragraph-rsid="002d8589"/>
    </style:style>
    <style:style style:name="P71" style:family="paragraph" style:parent-style-name="Text_20_body">
      <style:text-properties officeooo:rsid="002f14ef" officeooo:paragraph-rsid="002f14ef"/>
    </style:style>
    <style:style style:name="P72" style:family="paragraph" style:parent-style-name="Footer">
      <style:text-properties fo:color="#808000" style:font-name="DejaVu Sans Condensed" officeooo:rsid="0004e28c" officeooo:paragraph-rsid="0004e28c"/>
    </style:style>
    <style:style style:name="P73" style:family="paragraph" style:parent-style-name="Title">
      <style:text-properties officeooo:paragraph-rsid="0004e28c"/>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22edf2" officeooo:paragraph-rsid="0022edf2"/>
    </style:style>
    <style:style style:name="P76" style:family="paragraph" style:parent-style-name="Heading_20_1" style:list-style-name=""/>
    <style:style style:name="P77" style:family="paragraph" style:parent-style-name="Heading_20_3">
      <style:text-properties officeooo:paragraph-rsid="001b39fc"/>
    </style:style>
    <style:style style:name="P78" style:family="paragraph" style:parent-style-name="Heading_20_3">
      <style:text-properties officeooo:paragraph-rsid="00200256"/>
    </style:style>
    <style:style style:name="P79" style:family="paragraph" style:parent-style-name="Heading_20_3">
      <style:text-properties officeooo:rsid="00251f5e" officeooo:paragraph-rsid="00200256"/>
    </style:style>
    <style:style style:name="P80" style:family="paragraph" style:parent-style-name="Heading_20_3">
      <style:text-properties officeooo:paragraph-rsid="002f14ef"/>
    </style:style>
    <style:style style:name="P81" style:family="paragraph" style:parent-style-name="Heading_20_3" style:list-style-name="">
      <style:text-properties officeooo:paragraph-rsid="002f14ef"/>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e28c"/>
    </style:style>
    <style:style style:name="T2" style:family="text">
      <style:text-properties officeooo:rsid="0008ff2e"/>
    </style:style>
    <style:style style:name="T3" style:family="text">
      <style:text-properties officeooo:rsid="000a1a65"/>
    </style:style>
    <style:style style:name="T4" style:family="text">
      <style:text-properties officeooo:rsid="000c13ac"/>
    </style:style>
    <style:style style:name="T5" style:family="text">
      <style:text-properties officeooo:rsid="000c637f"/>
    </style:style>
    <style:style style:name="T6" style:family="text">
      <style:text-properties officeooo:rsid="000cd68e"/>
    </style:style>
    <style:style style:name="T7" style:family="text">
      <style:text-properties officeooo:rsid="000d7307"/>
    </style:style>
    <style:style style:name="T8" style:family="text">
      <style:text-properties officeooo:rsid="000e31ef"/>
    </style:style>
    <style:style style:name="T9" style:family="text">
      <style:text-properties officeooo:rsid="0010248e"/>
    </style:style>
    <style:style style:name="T10" style:family="text">
      <style:text-properties officeooo:rsid="0010fa87"/>
    </style:style>
    <style:style style:name="T11" style:family="text">
      <style:text-properties officeooo:rsid="00139e3c"/>
    </style:style>
    <style:style style:name="T12" style:family="text">
      <style:text-properties officeooo:rsid="00142586"/>
    </style:style>
    <style:style style:name="T13" style:family="text">
      <style:text-properties officeooo:rsid="00155a99"/>
    </style:style>
    <style:style style:name="T14" style:family="text">
      <style:text-properties officeooo:rsid="00199ea4"/>
    </style:style>
    <style:style style:name="T15" style:family="text">
      <style:text-properties officeooo:rsid="0019a917"/>
    </style:style>
    <style:style style:name="T16" style:family="text">
      <style:text-properties officeooo:rsid="001b39fc"/>
    </style:style>
    <style:style style:name="T17" style:family="text">
      <style:text-properties officeooo:rsid="001c3b9d"/>
    </style:style>
    <style:style style:name="T18" style:family="text">
      <style:text-properties officeooo:rsid="00200256"/>
    </style:style>
    <style:style style:name="T19" style:family="text">
      <style:text-properties officeooo:rsid="00205dc8"/>
    </style:style>
    <style:style style:name="T20" style:family="text">
      <style:text-properties officeooo:rsid="00216b92"/>
    </style:style>
    <style:style style:name="T21" style:family="text">
      <style:text-properties officeooo:rsid="00251f5e"/>
    </style:style>
    <style:style style:name="T22" style:family="text">
      <style:text-properties officeooo:rsid="00265d88"/>
    </style:style>
    <style:style style:name="T23" style:family="text">
      <style:text-properties officeooo:rsid="002a226b"/>
    </style:style>
    <style:style style:name="T24" style:family="text">
      <style:text-properties style:text-underline-style="solid" style:text-underline-width="auto" style:text-underline-color="font-color" officeooo:rsid="002b84a7"/>
    </style:style>
    <style:style style:name="T25" style:family="text">
      <style:text-properties style:text-underline-style="none" officeooo:rsid="00251f5e"/>
    </style:style>
    <style:style style:name="T26" style:family="text">
      <style:text-properties style:text-underline-style="none" officeooo:rsid="0031942e"/>
    </style:style>
    <style:style style:name="T27" style:family="text">
      <style:text-properties officeooo:rsid="002ca3d6"/>
    </style:style>
    <style:style style:name="T28" style:family="text">
      <style:text-properties officeooo:rsid="002d8589"/>
    </style:style>
    <style:style style:name="T29" style:family="text">
      <style:text-properties officeooo:rsid="002f14ef"/>
    </style:style>
    <style:style style:name="T30" style:family="text">
      <style:text-properties officeooo:rsid="0031942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P73">Bismuth Masternodes<text:line-break/></text:p>
      <text:p text:style-name="P73"><text:span text:style-name="T1">D</text:span>esign and concep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82"><text:a xlink:type="simple" xlink:href="#__RefHeading__277_839965624" text:style-name="Index_20_Link" text:visited-style-name="Index_20_Link">Foreword<text:tab/>3</text:a></text:p>
          <text:p text:style-name="P82"><text:a xlink:type="simple" xlink:href="#__RefHeading__112_8399656241" text:style-name="Index_20_Link" text:visited-style-name="Index_20_Link">Current standard nodes<text:tab/>3</text:a></text:p>
          <text:p text:style-name="P84"><text:a xlink:type="simple" xlink:href="#__RefHeading__108_839965624" text:style-name="Index_20_Link" text:visited-style-name="Index_20_Link">Algorithms<text:tab/>3</text:a></text:p>
          <text:p text:style-name="P84"><text:a xlink:type="simple" xlink:href="#__RefHeading__114_8399656241" text:style-name="Index_20_Link" text:visited-style-name="Index_20_Link">Flaws<text:tab/>3</text:a></text:p>
          <text:p text:style-name="P82"><text:a xlink:type="simple" xlink:href="#__RefHeading__112_839965624" text:style-name="Index_20_Link" text:visited-style-name="Index_20_Link">MasterNodes<text:tab/>3</text:a></text:p>
          <text:p text:style-name="P84"><text:a xlink:type="simple" xlink:href="#__RefHeading__116_8399656241" text:style-name="Index_20_Link" text:visited-style-name="Index_20_Link">Goal<text:tab/>3</text:a></text:p>
          <text:p text:style-name="P84"><text:a xlink:type="simple" xlink:href="#__RefHeading__178_839965624" text:style-name="Index_20_Link" text:visited-style-name="Index_20_Link">Masternodes don't POW<text:tab/>4</text:a></text:p>
          <text:p text:style-name="P84"><text:a xlink:type="simple" xlink:href="#__RefHeading__131_839965624" text:style-name="Index_20_Link" text:visited-style-name="Index_20_Link">Gen1 MN Services<text:tab/>4</text:a></text:p>
          <text:p text:style-name="P84"><text:a xlink:type="simple" xlink:href="#__RefHeading__133_839965624" text:style-name="Index_20_Link" text:visited-style-name="Index_20_Link">Hard to fit services<text:tab/>4</text:a></text:p>
          <text:p text:style-name="P84"><text:a xlink:type="simple" xlink:href="#__RefHeading__135_839965624" text:style-name="Index_20_Link" text:visited-style-name="Index_20_Link">Gen2 MN Services<text:tab/>4</text:a></text:p>
          <text:p text:style-name="P84"><text:a xlink:type="simple" xlink:href="#__RefHeading__342_839965624" text:style-name="Index_20_Link" text:visited-style-name="Index_20_Link">Picks from other crypto currencies<text:tab/>5</text:a></text:p>
          <text:p text:style-name="P85"><text:a xlink:type="simple" xlink:href="#__RefHeading__194_839965624" text:style-name="Index_20_Link" text:visited-style-name="Index_20_Link">Checking if MN are taken care of<text:tab/>5</text:a></text:p>
          <text:p text:style-name="P85"><text:a xlink:type="simple" xlink:href="#__RefHeading__196_839965624" text:style-name="Index_20_Link" text:visited-style-name="Index_20_Link">Determinist but non previsible voting<text:tab/>5</text:a></text:p>
          <text:p text:style-name="P85"><text:a xlink:type="simple" xlink:href="#__RefHeading__198_839965624" text:style-name="Index_20_Link" text:visited-style-name="Index_20_Link">Two layers validation<text:tab/>5</text:a></text:p>
          <text:p text:style-name="P85"><text:a xlink:type="simple" xlink:href="#__RefHeading__281_839965624" text:style-name="Index_20_Link" text:visited-style-name="Index_20_Link">Witnesses<text:tab/>6</text:a></text:p>
          <text:p text:style-name="P84"><text:a xlink:type="simple" xlink:href="#__RefHeading__116_839965624" text:style-name="Index_20_Link" text:visited-style-name="Index_20_Link">Applicable Ideas<text:tab/>6</text:a></text:p>
          <text:p text:style-name="P85"><text:a xlink:type="simple" xlink:href="#__RefHeading__137_839965624" text:style-name="Index_20_Link" text:visited-style-name="Index_20_Link">Checkpoints<text:tab/>6</text:a></text:p>
          <text:p text:style-name="P85"><text:a xlink:type="simple" xlink:href="#__RefHeading__180_839965624" text:style-name="Index_20_Link" text:visited-style-name="Index_20_Link">Enforce good behaviour from nodes, miners and other MNs<text:tab/>6</text:a></text:p>
          <text:p text:style-name="P85"><text:a xlink:type="simple" xlink:href="#__RefHeading__186_839965624" text:style-name="Index_20_Link" text:visited-style-name="Index_20_Link">Checking if MN are actually working<text:tab/>7</text:a></text:p>
          <text:p text:style-name="P85"><text:a xlink:type="simple" xlink:href="#__RefHeading__188_839965624" text:style-name="Index_20_Link" text:visited-style-name="Index_20_Link">Simplexity and montecarlo algorithms<text:tab/>7</text:a></text:p>
          <text:p text:style-name="P85"><text:a xlink:type="simple" xlink:href="#__RefHeading__190_839965624" text:style-name="Index_20_Link" text:visited-style-name="Index_20_Link">Limit user variables<text:tab/>7</text:a></text:p>
          <text:p text:style-name="P85"><text:a xlink:type="simple" xlink:href="#__RefHeading__200_839965624" text:style-name="Index_20_Link" text:visited-style-name="Index_20_Link">Traps not to fall in<text:tab/>7</text:a></text:p>
          <text:p text:style-name="P84"><text:a xlink:type="simple" xlink:href="#__RefHeading__344_839965624" text:style-name="Index_20_Link" text:visited-style-name="Index_20_Link">A word of Caution<text:tab/>7</text:a></text:p>
          <text:p text:style-name="P84"><text:a xlink:type="simple" xlink:href="#__RefHeading__242_839965624" text:style-name="Index_20_Link" text:visited-style-name="Index_20_Link">« Political » decisions and consequences<text:tab/>7</text:a></text:p>
          <text:p text:style-name="P85"><text:a xlink:type="simple" xlink:href="#__RefHeading__204_839965624" text:style-name="Index_20_Link" text:visited-style-name="Index_20_Link">Fixed collateral per MN vs minimum balance<text:tab/>8</text:a></text:p>
          <text:p text:style-name="P85"><text:a xlink:type="simple" xlink:href="#__RefHeading__206_839965624" text:style-name="Index_20_Link" text:visited-style-name="Index_20_Link">MN registration and capped # of MN<text:tab/>8</text:a></text:p>
          <text:p text:style-name="P85"><text:a xlink:type="simple" xlink:href="#__RefHeading__208_839965624" text:style-name="Index_20_Link" text:visited-style-name="Index_20_Link">Killswitch<text:tab/>9</text:a></text:p>
          <text:p text:style-name="P84"><text:a xlink:type="simple" xlink:href="#__RefHeading__346_839965624" text:style-name="Index_20_Link" text:visited-style-name="Index_20_Link">Variables<text:tab/>9</text:a></text:p>
          <text:p text:style-name="P85"><text:a xlink:type="simple" xlink:href="#__RefHeading__143_839965624" text:style-name="Index_20_Link" text:visited-style-name="Index_20_Link"># of MN<text:tab/>9</text:a></text:p>
          <text:p text:style-name="P84"><text:a xlink:type="simple" xlink:href="#__RefHeading__240_839965624" text:style-name="Index_20_Link" text:visited-style-name="Index_20_Link">Minimum collateral<text:tab/>9</text:a></text:p>
          <text:p text:style-name="P84"><text:a xlink:type="simple" xlink:href="#__RefHeading__311_839965624" text:style-name="Index_20_Link" text:visited-style-name="Index_20_Link">Implementation details to decide, cons<text:tab/>10</text:a></text:p>
          <text:p text:style-name="P85"><text:a xlink:type="simple" xlink:href="#__RefHeading__313_839965624" text:style-name="Index_20_Link" text:visited-style-name="Index_20_Link">Checkpoints<text:tab/>10</text:a></text:p>
          <text:p text:style-name="P85"><text:a xlink:type="simple" xlink:href="#__RefHeading__348_839965624" text:style-name="Index_20_Link" text:visited-style-name="Index_20_Link">Nodes and MN reputation system<text:tab/>11</text:a></text:p>
          <text:p text:style-name="P84"><text:a xlink:type="simple" xlink:href="#__RefHeading__210_839965624" text:style-name="Index_20_Link" text:visited-style-name="Index_20_Link">Other technical points to solve<text:tab/>11</text:a></text:p>
          <text:p text:style-name="P85"><text:a xlink:type="simple" xlink:href="#__RefHeading__214_839965624" text:style-name="Index_20_Link" text:visited-style-name="Index_20_Link">Controller<text:tab/>11</text:a></text:p>
          <text:p text:style-name="P82"><text:a xlink:type="simple" xlink:href="#__RefHeading__216_839965624" text:style-name="Index_20_Link" text:visited-style-name="Index_20_Link">Scenario 1<text:tab/>12</text:a></text:p>
          <text:p text:style-name="P84"><text:a xlink:type="simple" xlink:href="#__RefHeading__244_839965624" text:style-name="Index_20_Link" text:visited-style-name="Index_20_Link">The concept<text:tab/>12</text:a></text:p>
          <text:p text:style-name="P84"><text:a xlink:type="simple" xlink:href="#__RefHeading__246_839965624" text:style-name="Index_20_Link" text:visited-style-name="Index_20_Link">The big picture<text:tab/>12</text:a></text:p>
          <text:p text:style-name="P84"><text:a xlink:type="simple" xlink:href="#__RefHeading__248_839965624" text:style-name="Index_20_Link" text:visited-style-name="Index_20_Link">Pros<text:tab/>12</text:a></text:p>
          <text:p text:style-name="P84"><text:a xlink:type="simple" xlink:href="#__RefHeading__250_839965624" text:style-name="Index_20_Link" text:visited-style-name="Index_20_Link">Cons<text:tab/>12</text:a></text:p>
          <text:p text:style-name="P84"><text:a xlink:type="simple" xlink:href="#__RefHeading__252_839965624" text:style-name="Index_20_Link" text:visited-style-name="Index_20_Link">Missing pieces<text:tab/>12</text:a></text:p>
          <text:p text:style-name="P82"><text:a xlink:type="simple" xlink:href="#__RefHeading__120_839965624" text:style-name="Index_20_Link" text:visited-style-name="Index_20_Link">References<text:tab/>13</text:a></text:p>
          <text:p text:style-name="P84"><text:a xlink:type="simple" xlink:href="#__RefHeading__147_839965624" text:style-name="Index_20_Link" text:visited-style-name="Index_20_Link">CAP Theorem<text:tab/>13</text:a></text:p>
          <text:p text:style-name="P84"><text:a xlink:type="simple" xlink:href="#__RefHeading__149_839965624" text:style-name="Index_20_Link" text:visited-style-name="Index_20_Link">FLP impossibility<text:tab/>13</text:a></text:p>
          <text:p text:style-name="P84"><text:a xlink:type="simple" xlink:href="#__RefHeading__151_839965624" text:style-name="Index_20_Link" text:visited-style-name="Index_20_Link">POS References<text:tab/>14</text:a></text:p>
        </text:index-body>
      </text:table-of-content>
      <text:h text:style-name="P76" text:outline-level="1"/>
      <text:h text:style-name="P75" text:outline-level="1"><text:bookmark-start text:name="__RefHeading__277_839965624"/>Foreword<text:bookmark-end text:name="__RefHeading__277_839965624"/></text:h>
      <text:p text:style-name="P59">This document is an opiniated synthesis of what I get reading masternodes theory and implementations, and how we could apply to Bismuth.<text:line-break/>It only addresses some of the algorithm/consensus part, and not variables like rewards, collateral amount, ROI... that can be decided in an independant manner.</text:p>
      <text:h text:style-name="Heading_20_1" text:outline-level="1"><text:bookmark-start text:name="__RefHeading__112_8399656241"/><text:bookmark-start text:name="__RefHeading__106_839965624"/>Current standard nodes<text:bookmark-end text:name="__RefHeading__112_8399656241"/><text:bookmark-end text:name="__RefHeading__106_839965624"/></text:h>
      <text:h text:style-name="Heading_20_2" text:outline-level="2"><text:bookmark-start text:name="__RefHeading__108_839965624"/>Algorithms<text:bookmark-end text:name="__RefHeading__108_839965624"/></text:h>
      <text:p text:style-name="P30">POW <text:span text:style-name="T3">consensus</text:span></text:p>
      <text:h text:style-name="Heading_20_2" text:outline-level="2"><text:bookmark-start text:name="__RefHeading__114_8399656241"/><text:bookmark-start text:name="__RefHeading__110_839965624"/>Flaws<text:bookmark-end text:name="__RefHeading__114_8399656241"/><text:bookmark-end text:name="__RefHeading__110_839965624"/></text:h>
      <text:list xml:id="list4938932160011381774" text:style-name="L5">
        <text:list-item>
          <text:p text:style-name="P38">Code can be tampered with</text:p>
        </text:list-item>
        <text:list-item>
          <text:p text:style-name="P42">Many old, non updated nodes, or on weak hardware</text:p>
        </text:list-item>
        <text:list-item>
          <text:p text:style-name="P38">An attacker can easily add a huge number of malicious nodes</text:p>
        </text:list-item>
        <text:list-item>
          <text:p text:style-name="P38">A miner with huge Hash power can forge blocks</text:p>
        </text:list-item>
        <text:list-item>
          <text:p text:style-name="P38">Rollback attacks</text:p>
        </text:list-item>
        <text:list-item>
          <text:p text:style-name="P44">Timestamps attacks from miners</text:p>
        </text:list-item>
        <text:list-item>
          <text:p text:style-name="P38">Voluntary splits initiating</text:p>
        </text:list-item>
        <text:list-item>
          <text:p text:style-name="P17">Splits and rollbacks caused by mining diff, timing attacks: non deterministic elements in the mining process <text:span text:style-name="T11">(even without a malicious intention)</text:span></text:p>
          <text:p text:style-name="P17"/>
        </text:list-item>
        <text:list-item>
          <text:p text:style-name="P18">stuck nodes, banned nodes unable to update, only retarded nodes in consensus freezing nodes. bad connectivity, hard to recover once banned <text:span text:style-name="T13">(related to POW and necessary banning)</text:span></text:p>
          <text:p text:style-name="P17"/>
        </text:list-item>
        <text:list-item>
          <text:p text:style-name="P44">Local data that may be corrupted (ledger, hyper)</text:p>
        </text:list-item>
      </text:list>
      <text:h text:style-name="Heading_20_1" text:outline-level="1"><text:bookmark-start text:name="__RefHeading__112_839965624"/>MasterNodes<text:bookmark-end text:name="__RefHeading__112_839965624"/></text:h>
      <text:h text:style-name="Heading_20_2" text:outline-level="2"><text:bookmark-start text:name="__RefHeading__116_8399656241"/><text:bookmark-start text:name="__RefHeading__114_839965624"/>Goal<text:bookmark-end text:name="__RefHeading__116_8399656241"/><text:bookmark-end text:name="__RefHeading__114_839965624"/></text:h>
      <text:p text:style-name="P34">Hcl<text:span text:style-name="T5">i</text:span>vess : « mn should add security to the network by being handled less suspiciously than standard nodes »</text:p>
      <text:p text:style-name="P36">MNs, that need some collateral in order to be registered, can be the guardians of the regular nodes and mining operations.</text:p>
      <text:p text:style-name="P36"><text:soft-page-break/>Bad behaviour <text:span text:style-name="T9">from MN </text:span>can be discouraged if a masternode can loose its status and is not easily <text:span text:style-name="T12">renewable</text:span>. (more about that later)</text:p>
      <text:h text:style-name="Heading_20_2" text:outline-level="2"><text:bookmark-start text:name="__RefHeading__178_839965624"/>Masternodes don't POW<text:bookmark-end text:name="__RefHeading__178_839965624"/></text:h>
      <text:p text:style-name="P19"><text:span text:style-name="T13">The flaws and attacks above, on the POW ledger fall into 2 categories :</text:span></text:p>
      <text:list xml:id="list5687869513900821618" text:style-name="L7">
        <text:list-item>
          <text:p text:style-name="P20"><text:span text:style-name="T13">T</text:span>hings directly related to the mining/POW process, competition and "good" chain selection, sensible to attacks of all kind (we saw a bunch, not <text:s/>all), and with a non deterministic behaviour.</text:p>
        </text:list-item>
        <text:list-item>
          <text:p text:style-name="P20"><text:span text:style-name="T13">T</text:span>hings related to maintenance / open source nature of the project</text:p>
        </text:list-item>
      </text:list>
      <text:p text:style-name="P19"/>
      <text:p text:style-name="P19">Little we can do for the later, but having the MN mining or simply competing for rewards would add all the weaknesses of the regular nodes to the MNs, and a whole new set of possible attacks, as well as added complexity. <text:span text:style-name="T13">MN have to use other consensus rules than POW and mining.</text:span></text:p>
      <text:h text:style-name="Heading_20_2" text:outline-level="2"><text:bookmark-start text:name="__RefHeading__131_839965624"/>Gen1 <text:span text:style-name="T29">MN </text:span>Services<text:bookmark-end text:name="__RefHeading__131_839965624"/></text:h>
      <text:list xml:id="list5461739186857352581" text:style-name="L2">
        <text:list-item>
          <text:p text:style-name="P37"><text:span text:style-name="T7">G1a - Blocking suspicious blocks and/or miners/nodes</text:span></text:p>
        </text:list-item>
        <text:list-item>
          <text:p text:style-name="P37"><text:span text:style-name="T7">G1b - Reduce chances and duration of splits and subsequent bans</text:span></text:p>
        </text:list-item>
        <text:list-item>
          <text:p text:style-name="P37"><text:span text:style-name="T7">G1c - Regular nodes evaluation</text:span></text:p>
        </text:list-item>
        <text:list-item>
          <text:p text:style-name="P37"><text:span text:style-name="T7">G1d - Keeps more “authoritative” list of stuck/banned nodes to share with network?</text:span></text:p>
        </text:list-item>
        <text:list-item>
          <text:p text:style-name="P39">G1e - MN reward voting</text:p>
        </text:list-item>
        <text:list-item>
          <text:p text:style-name="P43">G1f – MN evaluation</text:p>
        </text:list-item>
      </text:list>
      <text:h text:style-name="Heading_20_2" text:outline-level="2"><text:bookmark-start text:name="__RefHeading__133_839965624"/>Hard to fit services<text:bookmark-end text:name="__RefHeading__133_839965624"/></text:h>
      <text:list xml:id="list1947514146501484906" text:style-name="L3">
        <text:list-item>
          <text:p text:style-name="P40">Add tx if miners don't?</text:p>
        </text:list-item>
        <text:list-item>
          <text:p text:style-name="P40">Mined blocks validation</text:p>
        </text:list-item>
      </text:list>
      <text:p text:style-name="P48">This would mean the MN<text:span text:style-name="T20">s</text:span> are in beetween the miners and the nodes, and integral part of the POW path. So they would be subject to the same weaknesses as the regular nodes, because of the POW algorithm. They wouldn't act as a secure layer, they would just replace the regular nodes. No real added value. We'll see later that the control layer has to be independant and use other algorithms to be useful.</text:p>
      <text:h text:style-name="Heading_20_2" text:outline-level="2"><text:bookmark-start text:name="__RefHeading__135_839965624"/>Gen2 <text:span text:style-name="T29">MN </text:span>Services<text:bookmark-end text:name="__RefHeading__135_839965624"/></text:h>
      <text:list xml:id="list1821671194426730525" text:style-name="L4">
        <text:list-item>
          <text:p text:style-name="P41">Secure (as in "reliable source") batch download of blocks for faster updating of not always online nodes?</text:p>
        </text:list-item>
        <text:list-item>
          <text:p text:style-name="P60">Hyper blocks checkpoints (avoid drift of balance on hyper only nodes)</text:p>
        </text:list-item>
        <text:list-item>
          <text:p text:style-name="P41">Governance stuff to vote on consensus changes</text:p>
        </text:list-item>
        <text:list-item>
          <text:p text:style-name="P41">Light wallet server</text:p>
        </text:list-item>
        <text:list-item>
          <text:p text:style-name="P41"><text:soft-page-break/>Storage node</text:p>
        </text:list-item>
        <text:list-item>
          <text:p text:style-name="P41">Dapp Server</text:p>
        </text:list-item>
      </text:list>
      <text:p text:style-name="P19"/>
      <text:h text:style-name="P5" text:outline-level="2"><text:bookmark-start text:name="__RefHeading__342_839965624"/>Picks from other crypto currencies<text:bookmark-end text:name="__RefHeading__342_839965624"/></text:h>
      <text:h text:style-name="P80" text:outline-level="3"><text:bookmark-start text:name="__RefHeading__194_839965624"/>Checking if MN are taken care of<text:bookmark-end text:name="__RefHeading__194_839965624"/></text:h>
      <text:p text:style-name="P27"><text:span text:style-name="T4">Zencash enforces basic requirements for its secure nodes : </text:span></text:p>
      <text:p text:style-name="P21">The basic requirements of Secure Nodes are:</text:p>
      <text:list xml:id="list3219472824395560978" text:style-name="L6">
        <text:list-item>
          <text:p text:style-name="P16">Maintain a minimum of 42 ZEN in transparent address per node. Demonstrates the operator cares enough about ZenCash to own some.</text:p>
        </text:list-item>
        <text:list-item>
          <text:p text:style-name="P16">Create and maintain a valid TLS certificate from a known Certificate Authority. This enabled encrypted data transport.</text:p>
        </text:list-item>
        <text:list-item>
          <text:p text:style-name="P16">Run the node on a server with enough processor and memory so that it can meet a computational challenge. This protects against DDoS attacks.</text:p>
        </text:list-item>
        <text:list-item>
          <text:p text:style-name="P16">Maintain a full copy of the ZenCash blockchain. This makes sure no UTXO’s or commitments are lost.</text:p>
        </text:list-item>
        <text:list-item>
          <text:p text:style-name="P16">Keep the node up and running at least 92% of the time.</text:p>
          <text:p text:style-name="P16"/>
        </text:list-item>
      </text:list>
      <text:p text:style-name="P35"/>
      <text:h text:style-name="P80" text:outline-level="3"><text:bookmark-start text:name="__RefHeading__196_839965624"/>Determinist but non previsible voting<text:bookmark-end text:name="__RefHeading__196_839965624"/></text:h>
      <text:p text:style-name="P15">pivx : Deterministically calculate a given "score" for a Masternode depending on how close it's hash is to the proof of work for that block. The further away they are the better, the furthest will win the election and get paid this block</text:p>
      <text:p text:style-name="P15">uint256 CMasternode::CalculateScore(int mod, int64_t nBlockHeight)"</text:p>
      <text:p text:style-name="P15">Simple.</text:p>
      <text:p text:style-name="P15"/>
      <text:p text:style-name="P23">This kind of method allows to have some pseudo-randomness, that can't be easily forged, and is the same for every node. </text:p>
      <text:p text:style-name="P23">Can be use everywhere : decide who will be paid, who will have more weight to enforce a stuck consensus vote..</text:p>
      <text:p text:style-name="P23"/>
      <text:h text:style-name="P80" text:outline-level="3"><text:bookmark-start text:name="__RefHeading__198_839965624"/>Two layers validation<text:bookmark-end text:name="__RefHeading__198_839965624"/></text:h>
      <text:p text:style-name="P49">Decred, cf « Pos References »</text:p>
      <text:p text:style-name="P12">- The idea of MN validating the net seems to be the following: use a POS algorithm (linked to the collateral, amount/age...) for masternodes to vote (on nodes, on proposals/gouvernance/budgets, on MN rewards, or for checkpoint blocks)</text:p>
      <text:p text:style-name="P12">- <text:span text:style-name="T29">I</text:span>t's very difficult to forge 2 chains at the same time, more over with POS and its pseudo random but deterministic approach. That coupled with POW seems to be the most secure setup (more than POS or POW alone)</text:p>
      <text:p text:style-name="P12"/>
      <text:p text:style-name="P12">Jim</text:p>
      <text:p text:style-name="P12">Agree POS+POW is the most secure option</text:p>
      <text:p text:style-name="P12">And MN removes most of the problems with coin age, etc since rewards are round-robin <text:soft-page-break/>(deterministic) using block height instead of timestamp</text:p>
      <text:p text:style-name="P12"/>
      <text:p text:style-name="P14"/>
      <text:h text:style-name="P80" text:outline-level="3"><text:bookmark-start text:name="__RefHeading__281_839965624"/>Witnesses<text:bookmark-end text:name="__RefHeading__281_839965624"/></text:h>
      <text:p text:style-name="P25">(Byteball proposal <text:a xlink:type="simple" xlink:href="https://blog.goodaudience.com/byteball-move-proposal-831187509ed0" text:style-name="Internet_20_link" text:visited-style-name="Visited_20_Internet_20_Link">https://blog.goodaudience.com/byteball-move-proposal-831187509ed0</text:a>)</text:p>
      <text:p text:style-name="P25">In the proposal, witnesses are anonymous nodes that merely watch the activity of the network and serve as reference, being choosen by the amount in their wallet. Only « active » nodes are witnesses candidates.</text:p>
      <text:p text:style-name="P25">In our case, MN would be witnesses of the POW network</text:p>
      <text:p text:style-name="P19"/>
      <text:h text:style-name="Heading_20_2" text:outline-level="2"><text:bookmark-start text:name="__RefHeading__116_839965624"/>Applicable Ideas<text:bookmark-end text:name="__RefHeading__116_839965624"/></text:h>
      <text:h text:style-name="Heading_20_3" text:outline-level="3"><text:bookmark-start text:name="__RefHeading__137_839965624"/>Checkpoints<text:bookmark-end text:name="__RefHeading__137_839965624"/></text:h>
      <text:p text:style-name="P63">MN can decide upon a checkpoint every N blocks.<text:line-break/>Rollbacks can't go past a checkpoint.</text:p>
      <text:p text:style-name="P63">In order to converge to a common checkpoint in a finite amount of time, MN must have extra rules than regular nodes, or give some MN more weight than others.<text:line-break/>Casino algorithms can help, as well as some state memory to avoid rolling back and forth between two chains (those would help on regular nodes too).</text:p>
      <text:h text:style-name="P77" text:outline-level="3"><text:bookmark-start text:name="__RefHeading__180_839965624"/>Enfor<text:span text:style-name="T6">c</text:span>e good b<text:span text:style-name="T6">e</text:span>haviour <text:span text:style-name="T16">from nodes, miners and other MNs</text:span><text:bookmark-end text:name="__RefHeading__180_839965624"/></text:h>
      <text:p text:style-name="P68">MN are part of the network, they sync <text:span text:style-name="T27">to the POW ledger </text:span>and keep a full ledger for reference.</text:p>
      <text:p text:style-name="P69">As part of the network, they are able to collect various statistics from the nodes and miners, or from other MNs.</text:p>
      <text:p text:style-name="P69">A node sending a block or a request for connection, a MN requesting a connection or sending its stats is a sign this peer is online and works. </text:p>
      <text:p text:style-name="P69">Bad blocks (near the time limit, bad signature, spending more than owned, tx already in ledger, never a tx) vs good blocks are metrics too, same with block_height, mainnet version and such.</text:p>
      <text:p text:style-name="P69">Several such metrics can be collected.</text:p>
      <text:p text:style-name="P69">These metrics can be compactly stored in the ledger and be entry data for the POS consensus.</text:p>
      <text:p text:style-name="P69">MN then rank the nodes according to the metrics, in a deterministic way, and maintain whitelists/blacklists above certain levels.<text:line-break/>Nodes keeps only a small # of slots open for low reputation nodes, to let them sync and allow them to gain reputation back.</text:p>
      <text:p text:style-name="P69">Low reputation nodes will then have less connections and less impact on the chain.<text:line-break/>Newcomers (case of a huge number of modded nodes in the cloud) would have to prove themselve good in order to get a minimal reputation. Raw number of nodes alone wouldn't help anymore.</text:p>
      <text:h text:style-name="P77" text:outline-level="3"><text:bookmark-start text:name="__RefHeading__186_839965624"/><text:soft-page-break/>Checking if MN are actually working<text:bookmark-end text:name="__RefHeading__186_839965624"/></text:h>
      <text:p text:style-name="P45"><text:span text:style-name="T28">MN can send each other challenges, </text:span>request for <text:span text:style-name="T28">historical </text:span>ledger <text:span text:style-name="T28">data.<text:line-break/>This ensures the peers MN are connected and fully working.<text:line-break/>The tests can be pseudorandom, or fully random.</text:span></text:p>
      <text:p text:style-name="P70">Nice thing is it works both ways : if MN A asks MN B for a Test, then MN B can tell MN A works, since it asked him.</text:p>
      <text:h text:style-name="Heading_20_3" text:outline-level="3"><text:bookmark-start text:name="__RefHeading__188_839965624"/>Simplexity and montecarlo algorithms<text:bookmark-end text:name="__RefHeading__188_839965624"/></text:h>
      <text:p text:style-name="P71">The MN network does not have to be fully meshed. It wont because of network and MN failures anyway, and a full mesh would require too much socket resources and bandwith.</text:p>
      <text:p text:style-name="P71">But each MN can evaluate a « sample » of the nodes and MN (again, here pseudo random but deterministic algorithms can be used, to ensure a MN does not cheat evaluating only nodes of his he would choose)</text:p>
      <text:p text:style-name="P71">Each set of metric is written to the ledger, can't be cheated afterward.</text:p>
      <text:p text:style-name="P71">Then from all those local information, every MN can reconstruct the whole picture, and evaluates the voters : outliers can be avoided, and MN providing high rate of outliers would be voted down.</text:p>
      <text:p text:style-name="P71">Then, some casino algorithm is used to reach consensus.</text:p>
      <text:h text:style-name="Heading_20_3" text:outline-level="3"><text:bookmark-start text:name="__RefHeading__190_839965624"/>Limit user variables<text:bookmark-end text:name="__RefHeading__190_839965624"/></text:h>
      <text:p text:style-name="P45">Every data a user/node/mn can forge is a potential issue.</text:p>
      <text:p text:style-name="P45">Example: timestamps (cf POSv3 vs POSv2).<text:line-break/>Seen in the past with opendata, huge tx # per block… anything forgeable or not capped will be abused.</text:p>
      <text:h text:style-name="Heading_20_3" text:outline-level="3"><text:bookmark-start text:name="__RefHeading__200_839965624"/>Traps not to fall in<text:bookmark-end text:name="__RefHeading__200_839965624"/></text:h>
      <text:p text:style-name="P11">- perfect sync is not an option and can't be achieved.</text:p>
      <text:p text:style-name="P11">- <text:span text:style-name="T30">Network partitions will be experienced, it's not to be forgotten</text:span></text:p>
      <text:p text:style-name="P11">- Some POS makes heavy use of timestamps, and so are sensible to time and forged timestamps attacks.</text:p>
      <text:p text:style-name="P11">- some approaches of <text:span text:style-name="T13">POW only / </text:span>POS <text:span text:style-name="T13">only / </text:span>or MN only move the problem or the scale of the problem (checkpoints notably).</text:p>
      <text:h text:style-name="P5" text:outline-level="2"><text:bookmark-start text:name="__RefHeading__344_839965624"/><text:span text:style-name="T10">A word of </text:span>Caution<text:bookmark-end text:name="__RefHeading__344_839965624"/></text:h>
      <text:p text:style-name="P12">Main difficulty is to avoid introducing new classes of weaknesses and manipulation opportunity.</text:p>
      <text:p text:style-name="P12">(pos v2 : use of timestamp =&gt;timewarp attacks, was replaced by blockheight in pos v3).</text:p>
      <text:p text:style-name="P12">Same goes for checkpoints. It we are not careful, this only moves the problems, and it could be easier to attack the checkpoint <text:span text:style-name="T10">on the MN rather than forging </text:span>the POW chain...</text:p>
      <text:h text:style-name="Heading_20_2" text:outline-level="2"/>
      <text:h text:style-name="Heading_20_2" text:outline-level="2"><text:bookmark-start text:name="__RefHeading__242_839965624"/><text:span text:style-name="T7">« Political » decisions and consequences</text:span><text:bookmark-end text:name="__RefHeading__242_839965624"/></text:h>
      <text:h text:style-name="Heading_20_3" text:outline-level="3"><text:bookmark-start text:name="__RefHeading__204_839965624"/><text:soft-page-break/>Fixed collateral per MN vs minimum balance<text:bookmark-end text:name="__RefHeading__204_839965624"/></text:h>
      <text:p text:style-name="P46"><text:span text:style-name="T8">Related : multinodes setup. H</text:span>aving several nodes on the same box doesn't help. <text:span text:style-name="T8">S</text:span>ame downtime, same network connectivity, same ram/cpu limit. The easiest way to ensure this is to make the number of reward slots proportional to balance.</text:p>
      <text:p text:style-name="P10">If MN seats are limited, and/or if we want to avoid 10 MN on a single machine, it could be good to allow for more collateral per MN, and weight according to that. But then - thinking ahead, if there is some governance with MN - some attacks could be possible: a small MN could raise it's collateral for the time of a vote, and then drop back soon after.</text:p>
      <text:p text:style-name="P10">A big player could buy a small MN and add huge funds.</text:p>
      <text:p text:style-name="P10">Possible protections:</text:p>
      <text:p text:style-name="P10">- limit the max collateral amount taken into consideration for votes/rewards</text:p>
      <text:p text:style-name="P10">- use a moving temporal <text:span text:style-name="T8">moving </text:span>average instead of instant value (this way, we also can see in advance the moves from the players...)</text:p>
      <text:p text:style-name="P10">- no amount limit, but weight is not linear, use<text:span text:style-name="T9">s</text:span> a log scale.</text:p>
      <text:p text:style-name="P10"/>
      <text:p text:style-name="P22"><text:span text:style-name="T2">If we’re working in epochs (like 10k blocks) for governance purposes, voting weight could be the integral of amount of coins bonded over the epoch. I guess a moving average also works. <text:line-break/></text:span></text:p>
      <text:h text:style-name="Heading_20_3" text:outline-level="3"><text:bookmark-start text:name="__RefHeading__206_839965624"/>MN registration and capped # of MN<text:bookmark-end text:name="__RefHeading__206_839965624"/></text:h>
      <text:p text:style-name="P51"><text:span text:style-name="T14">N</text:span>umber of MN at a given time can be a governance variable.</text:p>
      <text:p text:style-name="P53">Minimum (and maximum) balance of a MN can also be a variable.</text:p>
      <text:p text:style-name="P51">Pros of a capped MN #</text:p>
      <text:list xml:id="list3344759077528512741" text:style-name="L8">
        <text:list-item>
          <text:p text:style-name="P52">stable ROI (may still depends on the balance of every MN)</text:p>
        </text:list-item>
        <text:list-item>
          <text:p text:style-name="P52">fear of loosing <text:span text:style-name="T14">h</text:span>is MN if misbehaving</text:p>
        </text:list-item>
        <text:list-item>
          <text:p text:style-name="P52">more value to the MNs since they are scarce</text:p>
        </text:list-item>
        <text:list-item>
          <text:p text:style-name="P52">variable balance <text:span text:style-name="T14">means a rich investor doesn't need to configure and host 100 Mns</text:span></text:p>
        </text:list-item>
        <text:list-item>
          <text:p text:style-name="P55">No need for 1000 MN when the net now runs with 50 regular nodes. Only dilutes RO<text:span text:style-name="T15">I and adds scale/bandwith issues. Better grow with real demand.</text:span></text:p>
        </text:list-item>
        <text:list-item>
          <text:p text:style-name="P55"><text:span text:style-name="T17">E</text:span>nforce<text:span text:style-name="T17">s</text:span> the idea that MN are not here to make money, but to serve the network.</text:p>
        </text:list-item>
      </text:list>
      <text:p text:style-name="P51">Cons</text:p>
      <text:list xml:id="list2334067283620967568" text:style-name="L9">
        <text:list-item>
          <text:p text:style-name="P54">how to handle priority, waiting list, who can get one ?</text:p>
        </text:list-item>
      </text:list>
      <text:p text:style-name="P53"><text:span text:style-name="T17">Jim : </text:span>If capping, we will also need a system to transfer MN seats between users/addresses so that they can be "auctioned" safely. Seats &lt; limit should be a free-for-all, while seats above that could be auctioned between users.</text:p>
      <text:p text:style-name="Text_20_body">I agree, constraining MN supply is something no project has done before and will win points in the uniqueness category if anything, while creating scarcity.</text:p>
      <text:p text:style-name="Text_20_body"><text:span text:style-name="T17">Question : </text:span>If a MN is deactivated (down for some predefined period, not enough funds in collateral)<text:line-break/><text:soft-page-break/>is it's seat released ? After some time? Alert for the owner? Alert for the people waiting for a seat? Waiting list?</text:p>
      <text:p text:style-name="P71">If MN are capped, it also means that loosing a MN means a lot, since there's no guarantee you could get it back. So you're more inclined to behave well.<text:line-break/>If not, should your MN get a bad reputation, you just move the balance to another address and run a new MN from that one. Easy peasy, no reason to behave...</text:p>
      <text:h text:style-name="Heading_20_3" text:outline-level="3"><text:bookmark-start text:name="__RefHeading__208_839965624"/>Killswitch<text:bookmark-end text:name="__RefHeading__208_839965624"/></text:h>
      <text:p text:style-name="P57">TBD</text:p>
      <text:h text:style-name="P5" text:outline-level="2"><text:bookmark-start text:name="__RefHeading__346_839965624"/>Variables<text:bookmark-end text:name="__RefHeading__346_839965624"/></text:h>
      <text:h text:style-name="P80" text:outline-level="3"><text:bookmark-start text:name="__RefHeading__143_839965624"/># of MN<text:bookmark-end text:name="__RefHeading__143_839965624"/></text:h>
      <text:h text:style-name="P81" text:outline-level="2"><text:bookmark-start text:name="__RefHeading__240_839965624"/>Minimum collateral<text:bookmark-end text:name="__RefHeading__240_839965624"/></text:h>
      <text:h text:style-name="P7" text:outline-level="2"><text:bookmark-start text:name="__RefHeading__311_839965624"/>Implementation details to decide, cons<text:bookmark-end text:name="__RefHeading__311_839965624"/></text:h>
      <text:h text:style-name="Heading_20_3" text:outline-level="3"><text:bookmark-start text:name="__RefHeading__313_839965624"/>Checkpoints<text:bookmark-end text:name="__RefHeading__313_839965624"/></text:h>
      <text:p text:style-name="P65">Where are the checkpoints stored ?<text:line-break/>Storing in the POW chain is hard since it would mean MN are in the POW process, and nodes would have to wait for a checkpoint (that means they should be synced to the same point, and that is not the case when there's a split ongoing)<text:line-break/>So, the checkpoints are another blockchain, handled by the MN, without POW, just checkpoints from the POS consensus linked to the previous.<text:line-break/>Moreover, this allows for the MN to take some time to vote/decide on a checkpoint since it does not have to be interleaved in the main chain.<text:line-break/>Perfect sync is not possible, but <text:span text:style-name="T30">to </text:span>reach a consensus in a given amount of time is.<text:line-break/>If there is a checkpoint <text:span text:style-name="T30">e</text:span>very 30 min, the MN could use up to 30 min to decide of the previous checkpoint, and so rollbacks would be limited to one hour max (sample values)</text:p>
      <text:p text:style-name="P64">Cons</text:p>
      <text:p text:style-name="P66">- This could just move the problem from the nodes to the MN, and have MN not agre<text:span text:style-name="T29">e</text:span>ing on checkpoints. So the POS consensus has to be safe, MN checkpoints can't be rolledback.</text:p>
      <text:p text:style-name="P67">- Since the checkpoints will rule the splits, an attacker with enough hash power could forge a private split on his own, then attack the POS / MN to win the vote and impose <text:span text:style-name="T23">its forged pow blockchain. So the POS consensus has to be strong enough to resist that.<text:line-break/>(someone with enough hash and balance can always win, as he can now with pow only, but it should be a very low probability event )<text:line-break/>The thing to avoid would be an attack on the POS part alone. That is, someone with low hash but high balance shouldn't be able to impose a weak POW blockchain by attacking the POS.</text:span></text:p>
      <text:p text:style-name="P67"><text:span text:style-name="T24">Personal Notes</text:span></text:p>
      <text:p text:style-name="P50">Identify and « vote » on splits . How <text:span text:style-name="T18">to </text:span>id the various splits <text:span text:style-name="T21">since splits cause the nodes to rollback and forth</text:span> ?</text:p>
      <text:p text:style-name="P61">From hash / max blockheight of well noted nodes ?</text:p>
      <text:p text:style-name="P62">Or in case of rollbacks, the MNs can keep the minimum and maximum blockheight they are for some time, and the higher they are above the minimum, the more reluctant they are to rollback (longuest chain wins, but only if the node can get to the top of this chain)</text:p>
      <text:p text:style-name="P67"><text:span text:style-name="T25">In the latests splits </text:span><text:span text:style-name="T26">the network experienced</text:span><text:span text:style-name="T25">, a « bad » node was announcing a higher block and so forced rollbacks. But once at the split point, the blocks from this « longuest » chain were not valid, so it went back to the other chain and then again. There, some memory would help not doing the same error twice.<text:line-break/>We tested a split branch, it lead to nowhere, we can discard all the blocks on this branch and ignore if we see them again, not rollbacking twice.</text:span><text:line-break/></text:p>
      <text:h text:style-name="Heading_20_3" text:outline-level="3"><text:bookmark-start text:name="__RefHeading__348_839965624"/><text:soft-page-break/>Nodes and MN reputation system<text:bookmark-end text:name="__RefHeading__348_839965624"/></text:h>
      <text:p text:style-name="P26">If metrics are stored in the ledger (only way to have stable and reliable data) then they have to be inserted there by the miners.<text:line-break/>This supposes the miners do include them. (anyway, the network can't work at all if miners don't do their job).<text:line-break/>We can hope the « bad » miners will be ruled out, but it's not so simple.</text:p>
      <text:p text:style-name="P26"/>
      <text:p text:style-name="P26">If a reputation system vote them down, and they end up blacklisted, then they would only need to change their address and/or ip for a fresh start. And we can't really raise a barrier for a new miner.<text:line-break/></text:p>
      <text:p text:style-name="P26">Also, every check and metric could be an attack vector or can be rendered useless.</text:p>
      <text:p text:style-name="P26"/>
      <text:p text:style-name="P26">- if we penalize miners with empty tx, then miners can <text:span text:style-name="T19">send bis to </text:span>them<text:span text:style-name="T19">sel</text:span>ves<text:span text:style-name="T19">, or move it between many adresses of </text:span>theirs, still ignoring mempool.</text:p>
      <text:p text:style-name="P26">- check for specific tx that we had in mempool and the miner did not embed ? He could not have it yet by the time he posted. Or a malicious node could send a tx with a timestamp in the past to give the impression the miner did not do it's job, whereas it did.</text:p>
      <text:p text:style-name="P26"/>
      <text:p text:style-name="P26">Metrics have to be carefully thought, or they are worthless.</text:p>
      <text:p text:style-name="P26"/>
      <text:p text:style-name="P26"/>
      <text:p text:style-name="P24"/>
      <text:h text:style-name="P1" text:outline-level="2"><text:bookmark-start text:name="__RefHeading__210_839965624"/><text:span text:style-name="T29">Other t</text:span>echnical points to solve<text:bookmark-end text:name="__RefHeading__210_839965624"/></text:h>
      <text:h text:style-name="P79" text:outline-level="3"/>
      <text:h text:style-name="P78" text:outline-level="3"><text:bookmark-start text:name="__RefHeading__214_839965624"/>Controller<text:bookmark-end text:name="__RefHeading__214_839965624"/></text:h>
      <text:p text:style-name="P56">A wallet controller allows to activate a MN, vote …</text:p>
      <text:p text:style-name="P56">From a secure wallet, that can be different from the wallet holding the collateral (this one can be/should be a cold wallet)</text:p>
      <text:p text:style-name="P56">boardwalk: The controller is probably the most important part. I imagine many folks that want in on MN's haven't worked with a cli prior.</text:p>
      <text:h text:style-name="P47" text:outline-level="1"/>
      <text:h text:style-name="P74" text:outline-level="1"><text:bookmark-start text:name="__RefHeading__216_839965624"/>Scenario 1<text:bookmark-end text:name="__RefHeading__216_839965624"/></text:h>
      <text:h text:style-name="P3" text:outline-level="2"><text:bookmark-start text:name="__RefHeading__244_839965624"/>The concept<text:bookmark-end text:name="__RefHeading__244_839965624"/></text:h>
      <text:p text:style-name="P58">MN are not part of the POW algorithm, they just observe the actors of the POW (miners, nodes) and maybe their peers (other MNs).</text:p>
      <text:p text:style-name="P58">They help a safer network not by intercepting/fixing/blocking blocks, but by evaluating the actors.<text:line-break/>Bad behaviour will have an actor being voted down.</text:p>
      <text:p text:style-name="P58">MN reach consensus by a POS algorithm (related to the amount of each MN collateral) and possibily « casino »algorithms that guarantee a convergence.</text:p>
      <text:p text:style-name="P13"><text:span text:style-name="T22">This consensus </text:span>produces dynamic (not saying real time) lists of good and bad nodes for instance. In this regard, they help securing the network by filtering out the nodes and giving "reliable" third party notation of the first layer.</text:p>
      <text:p text:style-name="P58">In order to cheat, an attacker would then have to forge both the POW part (big hash rate, many nodes) but also the POS part (MN consensus, huge locked funds).</text:p>
      <text:h text:style-name="Heading_20_2" text:outline-level="2"><text:bookmark-start text:name="__RefHeading__246_839965624"/>The big picture<text:bookmark-end text:name="__RefHeading__246_839965624"/></text:h>
      <text:p text:style-name="Text_20_body"/>
      <text:h text:style-name="P4" text:outline-level="2"><text:bookmark-start text:name="__RefHeading__248_839965624"/>Pros<text:bookmark-end text:name="__RefHeading__248_839965624"/></text:h>
      <text:h text:style-name="P4" text:outline-level="2"><text:bookmark-start text:name="__RefHeading__250_839965624"/>Cons<text:bookmark-end text:name="__RefHeading__250_839965624"/></text:h>
      <text:h text:style-name="Heading_20_2" text:outline-level="2"><text:bookmark-start text:name="__RefHeading__252_839965624"/>Missing pieces<text:bookmark-end text:name="__RefHeading__252_839965624"/></text:h>
      <text:p text:style-name="Text_20_body"/>
      <text:h text:style-name="P74" text:outline-level="1"><text:bookmark-start text:name="__RefHeading__120_839965624"/>References<text:bookmark-end text:name="__RefHeading__120_839965624"/></text:h>
      <text:p text:style-name="Text_20_body"/>
      <text:h text:style-name="Heading_20_2" text:outline-level="2"><text:bookmark-start text:name="__RefHeading__147_839965624"/>CAP Theorem<text:bookmark-end text:name="__RefHeading__147_839965624"/></text:h>
      <text:p text:style-name="P28">In theoretical computer science, the CAP theorem states that it is impossible for a distributed data store to simultaneously provide more than two out of the following three guarantees</text:p>
      <text:list xml:id="list7614771632461430360" text:style-name="L1">
        <text:list-item>
          <text:p text:style-name="P29">constitency</text:p>
        </text:list-item>
        <text:list-item>
          <text:p text:style-name="P29">availability</text:p>
        </text:list-item>
        <text:list-item>
          <text:p text:style-name="P29">partition tolerance</text:p>
        </text:list-item>
      </text:list>
      <text:p text:style-name="P28">CAP is frequently misunderstood as if one has to choose to abandon one of the three guarantees at all times. In fact, the choice is really between consistency and availability only when a network partition or failure happens; at all other times, no trade-off has to be made.<text:line-break/><text:a xlink:type="simple" xlink:href="https://en.wikipedia.org/wiki/CAP_theorem?oldid=373581431" text:style-name="Internet_20_link" text:visited-style-name="Visited_20_Internet_20_Link">https://en.wikipedia.org/wiki/CAP_theorem?oldid=373581431</text:a></text:p>
      <text:p text:style-name="P28"/>
      <text:h text:style-name="Heading_20_2" text:outline-level="2"><text:bookmark-start text:name="__RefHeading__149_839965624"/>FLP impossibility<text:bookmark-end text:name="__RefHeading__149_839965624"/></text:h>
      <text:p text:style-name="P31">in an asynchronous setting (ie. there are no guaranteed bounds on network latency even between correctly functioning nodes), it is not possible to create an algorithm which is guaranteed to reach consensus in any specific finite amount of time if even a single faulty/dishonest node is present.</text:p>
      <text:p text:style-name="P31">Note that this does NOT rule out "Las Vegas" algorithms that have some probability each round of achieving consensus and thus will achieve consensus within T seconds with probability exponentially approaching 1 as T grows; this is in fact the "escape hatch" that many successful consensus algorithms use.</text:p>
      <text:h text:style-name="P2" text:outline-level="2"/>
      <text:h text:style-name="P6" text:outline-level="2"><text:bookmark-start text:name="__RefHeading__151_839965624"/>POS References<text:bookmark-end text:name="__RefHeading__151_839965624"/></text:h>
      <text:p text:style-name="P32"><text:a xlink:type="simple" xlink:href="https://en.wikipedia.org/wiki/Proof-of-stake" text:style-name="Internet_20_link" text:visited-style-name="Visited_20_Internet_20_Link">https://en.wikipedia.org/wiki/Proof-of-stake</text:a><text:line-break/><text:span text:style-name="T3">including "Decred's hybrid proof-of-work and proof-of-stake, in which proof of stake is an extension dependent on the proof-of-work timestamping, based on the "proof of activity" proposal,[22] which aims to solve the nothing-at-stake problem by having proof-of-work miners mining blocks and proof-of-stake acting as a second authentication mechanism."</text:span></text:p>
      <text:p text:style-name="P33">Statistical simulations have shown that simultaneous forging on several chains is possible, even profitable. But proof of stake advocates believe that most described attack scenarios are impossible or so unpredictable as to be only theoretical</text:p>
      <text:p text:style-name="P31"><text:a xlink:type="simple" xlink:href="http://earlz.net/view/2017/07/27/1904/the-missing-explanation-of-proof-of-stake-version" text:style-name="Internet_20_link" text:visited-style-name="Visited_20_Internet_20_Link">http://earlz.net/view/2017/07/27/1904/the-missing-explanation-of-proof-of-stake-version</text:a></text:p>
      <text:p text:style-name="P31"><text:a xlink:type="simple" xlink:href="https://decred.org/research/bentov2015.pdf" text:style-name="Internet_20_link" text:visited-style-name="Visited_20_Internet_20_Link">https://decred.org/research/bentov2015.pdf</text:a></text:p>
      <text:p text:style-name="P31"><text:a xlink:type="simple" xlink:href="https://blackcoin.co/blackcoin-pos-protocol-v2-whitepaper.pdf" text:style-name="Internet_20_link" text:visited-style-name="Visited_20_Internet_20_Link">https://blackcoin.co/blackcoin-pos-protocol-v2-whitepaper.pdf</text:a></text:p>
      <text:p text:style-name="P31"><text:a xlink:type="simple" xlink:href="https://bravenewcoin.com/assets/Whitepapers/Blackcoin-POS-3.pdf" text:style-name="Internet_20_link" text:visited-style-name="Visited_20_Internet_20_Link">https://bravenewcoin.com/assets/Whitepapers/Blackcoin-POS-3.pdf</text:a></text:p>
      <text:p text:style-name="P59"><text:a xlink:type="simple" xlink:href="https://blog.goodaudience.com/byteball-move-proposal-831187509ed0" text:style-name="Internet_20_link" text:visited-style-name="Visited_20_Internet_20_Link">https://blog.goodaudience.com/byteball-move-proposal-831187509ed0</text:a></text:p>
      <text:p text:style-name="P59"/>
      <text:p text:style-name="P9"/>
      <text:p text:style-name="P9"/>
      <text:p text:style-name="P9"/>
      <text:p text:style-name="P9"/>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Index"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808000" style:font-name="DejaVu Sans Condensed" officeooo:rsid="0004e28c" officeooo:paragraph-rsid="0004e28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Bismuth Foundation<text:tab/>March 2018<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7:25:44.582662004</meta:creation-date>
    <dc:date>2018-03-23T14:00:42.821725160</dc:date>
    <meta:editing-duration>P10DT15H31M9S</meta:editing-duration>
    <meta:editing-cycles>40</meta:editing-cycles>
    <meta:generator>LibreOffice/4.3.3.2$Linux_X86_64 LibreOffice_project/430m0$Build-2</meta:generator>
    <meta:document-statistic meta:table-count="0" meta:image-count="0" meta:object-count="0" meta:page-count="14" meta:paragraph-count="239" meta:word-count="3482" meta:character-count="19907" meta:non-whitespace-character-count="16695"/>
  </office:meta>
</office:document-meta>
</file>